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9" table:visibility="collapse" table:default-cell-style-name="Default"/>
        <table:table-column table:style-name="co11" table:visibility="collapse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6.3666080534458" calcext:value-type="float">
            <text:p>16.3666080534458</text:p>
          </table:table-cell>
          <table:table-cell office:value-type="float" office:value="1.49272063374519" calcext:value-type="float">
            <text:p>1.49272063374519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73391016907084" calcext:value-type="float">
            <text:p>0.97339101690708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277989792077929" calcext:value-type="float">
            <text:p>0.277989792077929</text:p>
          </table:table-cell>
          <table:table-cell office:value-type="float" office:value="0.142607802615385" calcext:value-type="float">
            <text:p>0.142607802615385</text:p>
          </table:table-cell>
          <table:table-cell office:value-type="float" office:value="0.0178714518403488" calcext:value-type="float">
            <text:p>0.017871451840349</text:p>
          </table:table-cell>
          <table:table-cell office:value-type="float" office:value="0.00234427415823787" calcext:value-type="float">
            <text:p>0.002344274158238</text:p>
          </table:table-cell>
        </table:table-row>
        <table:table-row table:style-name="ro1">
          <table:table-cell office:value-type="float" office:value="22.5576047003269" calcext:value-type="float">
            <text:p>22.5576047003269</text:p>
          </table:table-cell>
          <table:table-cell office:value-type="float" office:value="2.43958950042725" calcext:value-type="float">
            <text:p>2.4395895004272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3656659587191" calcext:value-type="float">
            <text:p>0.973656659587191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1.48021657239431" calcext:value-type="float">
            <text:p>1.48021657239431</text:p>
          </table:table-cell>
          <table:table-cell office:value-type="float" office:value="0.282789119782726" calcext:value-type="float">
            <text:p>0.282789119782726</text:p>
          </table:table-cell>
          <table:table-cell office:value-type="float" office:value="0.0159055171851506" calcext:value-type="float">
            <text:p>0.015905517185151</text:p>
          </table:table-cell>
          <table:table-cell office:value-type="float" office:value="0.00207934835336056" calcext:value-type="float">
            <text:p>0.002079348353361</text:p>
          </table:table-cell>
        </table:table-row>
        <table:table-row table:style-name="ro1">
          <table:table-cell office:value-type="float" office:value="16.2405448257923" calcext:value-type="float">
            <text:p>16.2405448257923</text:p>
          </table:table-cell>
          <table:table-cell office:value-type="float" office:value="1.62423664331436" calcext:value-type="float">
            <text:p>1.624236643314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71268812661304" calcext:value-type="float">
            <text:p>0.9712688126613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422136298317094" calcext:value-type="float">
            <text:p>0.422136298317094</text:p>
          </table:table-cell>
          <table:table-cell office:value-type="float" office:value="0.108984618704206" calcext:value-type="float">
            <text:p>0.108984618704206</text:p>
          </table:table-cell>
          <table:table-cell office:value-type="float" office:value="0.0172445939534706" calcext:value-type="float">
            <text:p>0.017244593953471</text:p>
          </table:table-cell>
          <table:table-cell office:value-type="float" office:value="0.00209814072827411" calcext:value-type="float">
            <text:p>0.002098140728274</text:p>
          </table:table-cell>
        </table:table-row>
        <table:table-row table:style-name="ro1">
          <table:table-cell office:value-type="float" office:value="19.0251324176788" calcext:value-type="float">
            <text:p>19.0251324176788</text:p>
          </table:table-cell>
          <table:table-cell office:value-type="float" office:value="2.04246267676353" calcext:value-type="float">
            <text:p>2.0424626767635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73833212994597" calcext:value-type="float">
            <text:p>0.97383321299459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7385159010601" calcext:value-type="float">
            <text:p>0.977385159010601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366531380214238" calcext:value-type="float">
            <text:p>0.366531380214238</text:p>
          </table:table-cell>
          <table:table-cell office:value-type="float" office:value="0.123643066025214" calcext:value-type="float">
            <text:p>0.123643066025214</text:p>
          </table:table-cell>
          <table:table-cell office:value-type="float" office:value="0.0195839550716112" calcext:value-type="float">
            <text:p>0.019583955071611</text:p>
          </table:table-cell>
          <table:table-cell office:value-type="float" office:value="0.00202911104445462" calcext:value-type="float">
            <text:p>0.002029111044455</text:p>
          </table:table-cell>
        </table:table-row>
        <table:table-row table:style-name="ro1">
          <table:table-cell office:value-type="float" office:value="23.0362572968006" calcext:value-type="float">
            <text:p>23.0362572968006</text:p>
          </table:table-cell>
          <table:table-cell office:value-type="float" office:value="8.40931451320648" calcext:value-type="float">
            <text:p>8.4093145132064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61368193696486" calcext:value-type="float">
            <text:p>0.96136819369648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3" calcext:value-type="float">
            <text:p>3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1.66978737846984" calcext:value-type="float">
            <text:p>1.66978737846984</text:p>
          </table:table-cell>
          <table:table-cell office:value-type="float" office:value="1.17001533168164" calcext:value-type="float">
            <text:p>1.17001533168164</text:p>
          </table:table-cell>
          <table:table-cell office:value-type="float" office:value="0.0207857668488581" calcext:value-type="float">
            <text:p>0.020785766848858</text:p>
          </table:table-cell>
          <table:table-cell office:value-type="float" office:value="0.00166254368149878" calcext:value-type="float">
            <text:p>0.001662543681499</text:p>
          </table:table-cell>
        </table:table-row>
        <table:table-row table:style-name="ro1">
          <table:table-cell office:value-type="float" office:value="16.5423744916916" calcext:value-type="float">
            <text:p>16.5423744916916</text:p>
          </table:table-cell>
          <table:table-cell office:value-type="float" office:value="7.77403536438942" calcext:value-type="float">
            <text:p>7.7740353643894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0483801256174" calcext:value-type="float">
            <text:p>0.96048380125617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" calcext:value-type="float">
            <text:p>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466170515945803" calcext:value-type="float">
            <text:p>0.466170515945803</text:p>
          </table:table-cell>
          <table:table-cell office:value-type="float" office:value="0.409378376895327" calcext:value-type="float">
            <text:p>0.409378376895327</text:p>
          </table:table-cell>
          <table:table-cell office:value-type="float" office:value="0.019984087678906" calcext:value-type="float">
            <text:p>0.019984087678906</text:p>
          </table:table-cell>
          <table:table-cell office:value-type="float" office:value="0.00316030364231983" calcext:value-type="float">
            <text:p>0.00316030364232</text:p>
          </table:table-cell>
        </table:table-row>
        <table:table-row table:style-name="ro1">
          <table:table-cell office:value-type="float" office:value="19.5048331320286" calcext:value-type="float">
            <text:p>19.5048331320286</text:p>
          </table:table-cell>
          <table:table-cell office:value-type="float" office:value="1.67877063155174" calcext:value-type="float">
            <text:p>1.6787706315517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71003982329124" calcext:value-type="float">
            <text:p>0.97100398232912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50248756218906" calcext:value-type="float">
            <text:p>0.950248756218906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0.832905661428183" calcext:value-type="float">
            <text:p>0.832905661428183</text:p>
          </table:table-cell>
          <table:table-cell office:value-type="float" office:value="0.210028168682934" calcext:value-type="float">
            <text:p>0.210028168682934</text:p>
          </table:table-cell>
          <table:table-cell office:value-type="float" office:value="0.0200637220346033" calcext:value-type="float">
            <text:p>0.020063722034603</text:p>
          </table:table-cell>
          <table:table-cell office:value-type="float" office:value="0.00117915727802168" calcext:value-type="float">
            <text:p>0.001179157278022</text:p>
          </table:table-cell>
        </table:table-row>
        <table:table-row table:style-name="ro1">
          <table:table-cell office:value-type="float" office:value="18.6646687686443" calcext:value-type="float">
            <text:p>18.6646687686443</text:p>
          </table:table-cell>
          <table:table-cell office:value-type="float" office:value="1.97137209773064" calcext:value-type="float">
            <text:p>1.9713720977306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71887999921249" calcext:value-type="float">
            <text:p>0.97188799992124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558405296595345" calcext:value-type="float">
            <text:p>0.558405296595345</text:p>
          </table:table-cell>
          <table:table-cell office:value-type="float" office:value="0.139184092288202" calcext:value-type="float">
            <text:p>0.139184092288202</text:p>
          </table:table-cell>
          <table:table-cell office:value-type="float" office:value="0.0162078373213079" calcext:value-type="float">
            <text:p>0.016207837321308</text:p>
          </table:table-cell>
          <table:table-cell office:value-type="float" office:value="0.00208740675683804" calcext:value-type="float">
            <text:p>0.002087406756838</text:p>
          </table:table-cell>
        </table:table-row>
        <table:table-row table:style-name="ro1">
          <table:table-cell office:value-type="float" office:value="16.800223082304" calcext:value-type="float">
            <text:p>16.800223082304</text:p>
          </table:table-cell>
          <table:table-cell office:value-type="float" office:value="8.02308341860771" calcext:value-type="float">
            <text:p>8.0230834186077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0483801256174" calcext:value-type="float">
            <text:p>0.96048380125617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6" calcext:value-type="float">
            <text:p>6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605928572213847" calcext:value-type="float">
            <text:p>0.605928572213847</text:p>
          </table:table-cell>
          <table:table-cell office:value-type="float" office:value="0.614798070164466" calcext:value-type="float">
            <text:p>0.614798070164466</text:p>
          </table:table-cell>
          <table:table-cell office:value-type="float" office:value="0.019984087678906" calcext:value-type="float">
            <text:p>0.019984087678906</text:p>
          </table:table-cell>
          <table:table-cell office:value-type="float" office:value="0.00316030364231983" calcext:value-type="float">
            <text:p>0.00316030364232</text:p>
          </table:table-cell>
        </table:table-row>
        <table:table-row table:style-name="ro1">
          <table:table-cell office:value-type="float" office:value="19.3355907797813" calcext:value-type="float">
            <text:p>19.3355907797813</text:p>
          </table:table-cell>
          <table:table-cell office:value-type="float" office:value="1.69286841154099" calcext:value-type="float">
            <text:p>1.6928684115409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72595151025052" calcext:value-type="float">
            <text:p>0.97259515102505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680111139072373" calcext:value-type="float">
            <text:p>0.680111139072373</text:p>
          </table:table-cell>
          <table:table-cell office:value-type="float" office:value="0.266566819909008" calcext:value-type="float">
            <text:p>0.266566819909008</text:p>
          </table:table-cell>
          <table:table-cell office:value-type="float" office:value="0.0192934898264246" calcext:value-type="float">
            <text:p>0.019293489826425</text:p>
          </table:table-cell>
          <table:table-cell office:value-type="float" office:value="0.0011120520946618" calcext:value-type="float">
            <text:p>0.001112052094662</text:p>
          </table:table-cell>
        </table:table-row>
        <table:table-row table:style-name="ro1">
          <table:table-cell office:value-type="float" office:value="30.0647007226944" calcext:value-type="float">
            <text:p>30.0647007226944</text:p>
          </table:table-cell>
          <table:table-cell office:value-type="float" office:value="2.38947710394859" calcext:value-type="float">
            <text:p>2.3894771039485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74098418086535" calcext:value-type="float">
            <text:p>0.97409841808653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13.4232973938345" calcext:value-type="float">
            <text:p>13.4232973938345</text:p>
          </table:table-cell>
          <table:table-cell office:value-type="float" office:value="0.693725798954307" calcext:value-type="float">
            <text:p>0.693725798954307</text:p>
          </table:table-cell>
          <table:table-cell office:value-type="float" office:value="0.0150405389338532" calcext:value-type="float">
            <text:p>0.015040538933853</text:p>
          </table:table-cell>
          <table:table-cell office:value-type="float" office:value="0.00183295383245362" calcext:value-type="float">
            <text:p>0.001832953832454</text:p>
          </table:table-cell>
        </table:table-row>
        <table:table-row table:style-name="ro1">
          <table:table-cell office:value-type="float" office:value="16.7147969901562" calcext:value-type="float">
            <text:p>16.7147969901562</text:p>
          </table:table-cell>
          <table:table-cell office:value-type="float" office:value="1.25274747610092" calcext:value-type="float">
            <text:p>1.252747476100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2860606281066" calcext:value-type="float">
            <text:p>0.972860606281066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631151552496108" calcext:value-type="float">
            <text:p>0.631151552496108</text:p>
          </table:table-cell>
          <table:table-cell office:value-type="float" office:value="0.0965248045241899" calcext:value-type="float">
            <text:p>0.09652480452419</text:p>
          </table:table-cell>
          <table:table-cell office:value-type="float" office:value="0.0180685948699589" calcext:value-type="float">
            <text:p>0.018068594869959</text:p>
          </table:table-cell>
          <table:table-cell office:value-type="float" office:value="0.000997908101987589" calcext:value-type="float">
            <text:p>0.000997908101988</text:p>
          </table:table-cell>
        </table:table-row>
        <table:table-row table:style-name="ro1">
          <table:table-cell office:value-type="float" office:value="16.9338055551052" calcext:value-type="float">
            <text:p>16.9338055551052</text:p>
          </table:table-cell>
          <table:table-cell office:value-type="float" office:value="1.50764226913452" calcext:value-type="float">
            <text:p>1.507642269134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71180848375304" calcext:value-type="float">
            <text:p>0.97118084837530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71004243281471" calcext:value-type="float">
            <text:p>0.97100424328147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45273631840796" calcext:value-type="float">
            <text:p>0.945273631840796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0.581988956728492" calcext:value-type="float">
            <text:p>0.581988956728492</text:p>
          </table:table-cell>
          <table:table-cell office:value-type="float" office:value="0.28802908027043" calcext:value-type="float">
            <text:p>0.28802908027043</text:p>
          </table:table-cell>
          <table:table-cell office:value-type="float" office:value="0.0189805515642965" calcext:value-type="float">
            <text:p>0.018980551564297</text:p>
          </table:table-cell>
          <table:table-cell office:value-type="float" office:value="0.00121633462739876" calcext:value-type="float">
            <text:p>0.001216334627399</text:p>
          </table:table-cell>
        </table:table-row>
        <table:table-row table:style-name="ro1">
          <table:table-cell office:value-type="float" office:value="25.6529794335365" calcext:value-type="float">
            <text:p>25.6529794335365</text:p>
          </table:table-cell>
          <table:table-cell office:value-type="float" office:value="1.92774078249931" calcext:value-type="float">
            <text:p>1.9277407824993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7401026646487" calcext:value-type="float">
            <text:p>0.9740102664648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2.31756946091686" calcext:value-type="float">
            <text:p>2.31756946091686</text:p>
          </table:table-cell>
          <table:table-cell office:value-type="float" office:value="0.324112917408285" calcext:value-type="float">
            <text:p>0.324112917408285</text:p>
          </table:table-cell>
          <table:table-cell office:value-type="float" office:value="0.0186569528496483" calcext:value-type="float">
            <text:p>0.018656952849648</text:p>
          </table:table-cell>
          <table:table-cell office:value-type="float" office:value="0.00148320616669002" calcext:value-type="float">
            <text:p>0.00148320616669</text:p>
          </table:table-cell>
        </table:table-row>
        <table:table-row table:style-name="ro1">
          <table:table-cell office:value-type="float" office:value="16.8746076524258" calcext:value-type="float">
            <text:p>16.8746076524258</text:p>
          </table:table-cell>
          <table:table-cell office:value-type="float" office:value="1.51711583137512" calcext:value-type="float">
            <text:p>1.5171158313751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74187069947924" calcext:value-type="float">
            <text:p>0.974187069947924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6551724137931" calcext:value-type="float">
            <text:p>0.96551724137931</text:p>
          </table:table-cell>
          <table:table-cell office:value-type="float" office:value="0.974522292993631" calcext:value-type="float">
            <text:p>0.9745222929936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1711456859972" calcext:value-type="float">
            <text:p>0.97171145685997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940298507462687" calcext:value-type="float">
            <text:p>0.940298507462687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612450377738686" calcext:value-type="float">
            <text:p>0.612450377738686</text:p>
          </table:table-cell>
          <table:table-cell office:value-type="float" office:value="0.314149772292192" calcext:value-type="float">
            <text:p>0.314149772292192</text:p>
          </table:table-cell>
          <table:table-cell office:value-type="float" office:value="0.0175383399726804" calcext:value-type="float">
            <text:p>0.01753833997268</text:p>
          </table:table-cell>
          <table:table-cell office:value-type="float" office:value="0.00131589408394813" calcext:value-type="float">
            <text:p>0.001315894083948</text:p>
          </table:table-cell>
        </table:table-row>
        <table:table-row table:style-name="ro1">
          <table:table-cell office:value-type="float" office:value="25.3128819465637" calcext:value-type="float">
            <text:p>25.3128819465637</text:p>
          </table:table-cell>
          <table:table-cell office:value-type="float" office:value="11.8883474469185" calcext:value-type="float">
            <text:p>11.888347446918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0925872659577" calcext:value-type="float">
            <text:p>0.96092587265957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1.19259577619754" calcext:value-type="float">
            <text:p>1.19259577619754</text:p>
          </table:table-cell>
          <table:table-cell office:value-type="float" office:value="3.23430153362806" calcext:value-type="float">
            <text:p>3.23430153362806</text:p>
          </table:table-cell>
          <table:table-cell office:value-type="float" office:value="0.022417520985239" calcext:value-type="float">
            <text:p>0.022417520985239</text:p>
          </table:table-cell>
          <table:table-cell office:value-type="float" office:value="0.00240057130819192" calcext:value-type="float">
            <text:p>0.002400571308192</text:p>
          </table:table-cell>
        </table:table-row>
        <table:table-row table:style-name="ro1">
          <table:table-cell office:value-type="float" office:value="26.5434259176254" calcext:value-type="float">
            <text:p>26.5434259176254</text:p>
          </table:table-cell>
          <table:table-cell office:value-type="float" office:value="12.9697360694408" calcext:value-type="float">
            <text:p>12.969736069440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1545247255187" calcext:value-type="float">
            <text:p>0.96154524725518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15" calcext:value-type="float">
            <text:p>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2.38937811163059" calcext:value-type="float">
            <text:p>2.38937811163059</text:p>
          </table:table-cell>
          <table:table-cell office:value-type="float" office:value="2.69799273072311" calcext:value-type="float">
            <text:p>2.69799273072311</text:p>
          </table:table-cell>
          <table:table-cell office:value-type="float" office:value="0.0206527515242642" calcext:value-type="float">
            <text:p>0.020652751524264</text:p>
          </table:table-cell>
          <table:table-cell office:value-type="float" office:value="0.00231764749778988" calcext:value-type="float">
            <text:p>0.00231764749779</text:p>
          </table:table-cell>
        </table:table-row>
        <table:table-row table:style-name="ro1">
          <table:table-cell office:value-type="float" office:value="18.4607089459896" calcext:value-type="float">
            <text:p>18.4607089459896</text:p>
          </table:table-cell>
          <table:table-cell office:value-type="float" office:value="9.92371639609337" calcext:value-type="float">
            <text:p>9.9237163960933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0837345570727" calcext:value-type="float">
            <text:p>0.96083734557072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410487426893855" calcext:value-type="float">
            <text:p>0.410487426893855</text:p>
          </table:table-cell>
          <table:table-cell office:value-type="float" office:value="0.448833275863588" calcext:value-type="float">
            <text:p>0.448833275863588</text:p>
          </table:table-cell>
          <table:table-cell office:value-type="float" office:value="0.0217790138158369" calcext:value-type="float">
            <text:p>0.021779013815837</text:p>
          </table:table-cell>
          <table:table-cell office:value-type="float" office:value="0.00288086467492031" calcext:value-type="float">
            <text:p>0.00288086467492</text:p>
          </table:table-cell>
        </table:table-row>
        <table:table-row table:style-name="ro1">
          <table:table-cell office:value-type="float" office:value="19.0257912278175" calcext:value-type="float">
            <text:p>19.0257912278175</text:p>
          </table:table-cell>
          <table:table-cell office:value-type="float" office:value="11.3795703053474" calcext:value-type="float">
            <text:p>11.379570305347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1633086238078" calcext:value-type="float">
            <text:p>0.96163308623807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710636358977141" calcext:value-type="float">
            <text:p>0.710636358977141</text:p>
          </table:table-cell>
          <table:table-cell office:value-type="float" office:value="0.867060688988701" calcext:value-type="float">
            <text:p>0.867060688988701</text:p>
          </table:table-cell>
          <table:table-cell office:value-type="float" office:value="0.0208584992885866" calcext:value-type="float">
            <text:p>0.020858499288587</text:p>
          </table:table-cell>
          <table:table-cell office:value-type="float" office:value="0.00296012637478208" calcext:value-type="float">
            <text:p>0.002960126374782</text:p>
          </table:table-cell>
        </table:table-row>
        <table:table-row table:style-name="ro1">
          <table:table-cell office:value-type="float" office:value="18.3882757425308" calcext:value-type="float">
            <text:p>18.3882757425308</text:p>
          </table:table-cell>
          <table:table-cell office:value-type="float" office:value="10.003278106451" calcext:value-type="float">
            <text:p>10.00327810645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0837345570727" calcext:value-type="float">
            <text:p>0.96083734557072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8" calcext:value-type="float">
            <text:p>1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390577972849038" calcext:value-type="float">
            <text:p>0.390577972849038</text:p>
          </table:table-cell>
          <table:table-cell office:value-type="float" office:value="0.746258092452036" calcext:value-type="float">
            <text:p>0.746258092452036</text:p>
          </table:table-cell>
          <table:table-cell office:value-type="float" office:value="0.0217790138158369" calcext:value-type="float">
            <text:p>0.021779013815837</text:p>
          </table:table-cell>
          <table:table-cell office:value-type="float" office:value="0.00288086467492031" calcext:value-type="float">
            <text:p>0.00288086467492</text:p>
          </table:table-cell>
        </table:table-row>
        <table:table-row table:style-name="ro1">
          <table:table-cell office:value-type="float" office:value="18.9111244380474" calcext:value-type="float">
            <text:p>18.9111244380474</text:p>
          </table:table-cell>
          <table:table-cell office:value-type="float" office:value="11.4387265443802" calcext:value-type="float">
            <text:p>11.438726544380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1633086238078" calcext:value-type="float">
            <text:p>0.961633086238078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8" calcext:value-type="float">
            <text:p>1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61103253182461" calcext:value-type="float">
            <text:p>0.961103253182461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636439004816921" calcext:value-type="float">
            <text:p>0.636439004816921</text:p>
          </table:table-cell>
          <table:table-cell office:value-type="float" office:value="0.54994161517999" calcext:value-type="float">
            <text:p>0.54994161517999</text:p>
          </table:table-cell>
          <table:table-cell office:value-type="float" office:value="0.0208584992885866" calcext:value-type="float">
            <text:p>0.020858499288587</text:p>
          </table:table-cell>
          <table:table-cell office:value-type="float" office:value="0.00296012637478208" calcext:value-type="float">
            <text:p>0.002960126374782</text:p>
          </table:table-cell>
        </table:table-row>
        <table:table-row table:style-name="ro1">
          <table:table-cell office:value-type="float" office:value="19.2589289844036" calcext:value-type="float">
            <text:p>19.2589289844036</text:p>
          </table:table-cell>
          <table:table-cell office:value-type="float" office:value="11.9345010817051" calcext:value-type="float">
            <text:p>11.934501081705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61633399053709" calcext:value-type="float">
            <text:p>0.96163339905370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2" calcext:value-type="float">
            <text:p>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929057122129282" calcext:value-type="float">
            <text:p>0.929057122129282</text:p>
          </table:table-cell>
          <table:table-cell office:value-type="float" office:value="0.465131913068179" calcext:value-type="float">
            <text:p>0.465131913068179</text:p>
          </table:table-cell>
          <table:table-cell office:value-type="float" office:value="0.0205245663106037" calcext:value-type="float">
            <text:p>0.020524566310604</text:p>
          </table:table-cell>
          <table:table-cell office:value-type="float" office:value="0.0018681195237163" calcext:value-type="float">
            <text:p>0.001868119523716</text:p>
          </table:table-cell>
        </table:table-row>
        <table:table-row table:style-name="ro1">
          <table:table-cell office:value-type="float" office:value="18.8971617221832" calcext:value-type="float">
            <text:p>18.8971617221832</text:p>
          </table:table-cell>
          <table:table-cell office:value-type="float" office:value="12.1778778135777" calcext:value-type="float">
            <text:p>12.177877813577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61633399053709" calcext:value-type="float">
            <text:p>0.961633399053709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2" calcext:value-type="float">
            <text:p>2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408234300736268" calcext:value-type="float">
            <text:p>0.408234300736268</text:p>
          </table:table-cell>
          <table:table-cell office:value-type="float" office:value="0.399781980481697" calcext:value-type="float">
            <text:p>0.399781980481697</text:p>
          </table:table-cell>
          <table:table-cell office:value-type="float" office:value="0.0205245663106037" calcext:value-type="float">
            <text:p>0.020524566310604</text:p>
          </table:table-cell>
          <table:table-cell office:value-type="float" office:value="0.0018681195237163" calcext:value-type="float">
            <text:p>0.001868119523716</text:p>
          </table:table-cell>
        </table:table-row>
        <table:table-row table:style-name="ro1">
          <table:table-cell office:value-type="float" office:value="16.0258454084396" calcext:value-type="float">
            <text:p>16.0258454084396</text:p>
          </table:table-cell>
          <table:table-cell office:value-type="float" office:value="6.79084885120392" calcext:value-type="float">
            <text:p>6.7908488512039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59600159219663" calcext:value-type="float">
            <text:p>0.9596001592196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439049709360091" calcext:value-type="float">
            <text:p>0.439049709360091</text:p>
          </table:table-cell>
          <table:table-cell office:value-type="float" office:value="0.36642979738184" calcext:value-type="float">
            <text:p>0.36642979738184</text:p>
          </table:table-cell>
          <table:table-cell office:value-type="float" office:value="0.021564294464732" calcext:value-type="float">
            <text:p>0.021564294464732</text:p>
          </table:table-cell>
          <table:table-cell office:value-type="float" office:value="0.00222512486443821" calcext:value-type="float">
            <text:p>0.002225124864438</text:p>
          </table:table-cell>
        </table:table-row>
        <table:table-row table:style-name="ro1">
          <table:table-cell office:value-type="float" office:value="17.1157572865486" calcext:value-type="float">
            <text:p>17.1157572865486</text:p>
          </table:table-cell>
          <table:table-cell office:value-type="float" office:value="8.04086208343506" calcext:value-type="float">
            <text:p>8.0408620834350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1544309427293" calcext:value-type="float">
            <text:p>0.96154430942729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762067142274335" calcext:value-type="float">
            <text:p>0.762067142274335</text:p>
          </table:table-cell>
          <table:table-cell office:value-type="float" office:value="0.320585053999661" calcext:value-type="float">
            <text:p>0.320585053999661</text:p>
          </table:table-cell>
          <table:table-cell office:value-type="float" office:value="0.021152958785535" calcext:value-type="float">
            <text:p>0.021152958785535</text:p>
          </table:table-cell>
          <table:table-cell office:value-type="float" office:value="0.00286240589237493" calcext:value-type="float">
            <text:p>0.002862405892375</text:p>
          </table:table-cell>
        </table:table-row>
        <table:table-row table:style-name="ro1">
          <table:table-cell office:value-type="float" office:value="16.3269383311272" calcext:value-type="float">
            <text:p>16.3269383311272</text:p>
          </table:table-cell>
          <table:table-cell office:value-type="float" office:value="6.72759172320366" calcext:value-type="float">
            <text:p>6.7275917232036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59600159219663" calcext:value-type="float">
            <text:p>0.95960015921966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47919175016864" calcext:value-type="float">
            <text:p>0.47919175016864</text:p>
          </table:table-cell>
          <table:table-cell office:value-type="float" office:value="0.387617151885201" calcext:value-type="float">
            <text:p>0.387617151885201</text:p>
          </table:table-cell>
          <table:table-cell office:value-type="float" office:value="0.021564294464732" calcext:value-type="float">
            <text:p>0.021564294464732</text:p>
          </table:table-cell>
          <table:table-cell office:value-type="float" office:value="0.00222512486443821" calcext:value-type="float">
            <text:p>0.002225124864438</text:p>
          </table:table-cell>
        </table:table-row>
        <table:table-row table:style-name="ro1">
          <table:table-cell office:value-type="float" office:value="16.9359714984894" calcext:value-type="float">
            <text:p>16.9359714984894</text:p>
          </table:table-cell>
          <table:table-cell office:value-type="float" office:value="8.0194054543972" calcext:value-type="float">
            <text:p>8.019405454397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1544309427293" calcext:value-type="float">
            <text:p>0.961544309427293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55500" calcext:value-type="float">
            <text:p>4555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0368011323425" calcext:value-type="float">
            <text:p>0.960368011323425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791223840768443" calcext:value-type="float">
            <text:p>0.791223840768443</text:p>
          </table:table-cell>
          <table:table-cell office:value-type="float" office:value="0.417144737655808" calcext:value-type="float">
            <text:p>0.417144737655808</text:p>
          </table:table-cell>
          <table:table-cell office:value-type="float" office:value="0.021152958785535" calcext:value-type="float">
            <text:p>0.021152958785535</text:p>
          </table:table-cell>
          <table:table-cell office:value-type="float" office:value="0.00286240589237493" calcext:value-type="float">
            <text:p>0.002862405892375</text:p>
          </table:table-cell>
        </table:table-row>
        <table:table-row table:style-name="ro1">
          <table:table-cell office:value-type="float" office:value="24.6229596138" calcext:value-type="float">
            <text:p>24.6229596138</text:p>
          </table:table-cell>
          <table:table-cell office:value-type="float" office:value="10.4017556011677" calcext:value-type="float">
            <text:p>10.401755601167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57566543918432" calcext:value-type="float">
            <text:p>0.957566543918432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" calcext:value-type="float">
            <text:p>2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6152758132956" calcext:value-type="float">
            <text:p>0.956152758132956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0424028268551" calcext:value-type="float">
            <text:p>0.960424028268551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35323383084577" calcext:value-type="float">
            <text:p>0.935323383084577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2.74273002715458" calcext:value-type="float">
            <text:p>2.74273002715458</text:p>
          </table:table-cell>
          <table:table-cell office:value-type="float" office:value="2.81891861131186" calcext:value-type="float">
            <text:p>2.81891861131186</text:p>
          </table:table-cell>
          <table:table-cell office:value-type="float" office:value="0.0207053378978843" calcext:value-type="float">
            <text:p>0.020705337897884</text:p>
          </table:table-cell>
          <table:table-cell office:value-type="float" office:value="0.00294686988244803" calcext:value-type="float">
            <text:p>0.002946869882448</text:p>
          </table:table-cell>
        </table:table-row>
        <table:table-row table:style-name="ro1">
          <table:table-cell office:value-type="float" office:value="18.8358357846737" calcext:value-type="float">
            <text:p>18.8358357846737</text:p>
          </table:table-cell>
          <table:table-cell office:value-type="float" office:value="7.9632596373558" calcext:value-type="float">
            <text:p>7.963259637355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59511382497307" calcext:value-type="float">
            <text:p>0.959511382497307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9" calcext:value-type="float">
            <text:p>2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70443349753695" calcext:value-type="float">
            <text:p>0.970443349753695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2.12635288095952" calcext:value-type="float">
            <text:p>2.12635288095952</text:p>
          </table:table-cell>
          <table:table-cell office:value-type="float" office:value="1.08298960720449" calcext:value-type="float">
            <text:p>1.08298960720449</text:p>
          </table:table-cell>
          <table:table-cell office:value-type="float" office:value="0.0217061151388427" calcext:value-type="float">
            <text:p>0.021706115138843</text:p>
          </table:table-cell>
          <table:table-cell office:value-type="float" office:value="0.0029832903503644" calcext:value-type="float">
            <text:p>0.002983290350364</text:p>
          </table:table-cell>
        </table:table-row>
        <table:table-row table:style-name="ro1">
          <table:table-cell office:value-type="float" office:value="18.5671467483044" calcext:value-type="float">
            <text:p>18.5671467483044</text:p>
          </table:table-cell>
          <table:table-cell office:value-type="float" office:value="6.32312816381455" calcext:value-type="float">
            <text:p>6.32312816381455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57655070830425" calcext:value-type="float">
            <text:p>0.957655070830425</text:p>
          </table:table-cell>
          <table:table-cell office:value-type="string" calcext:value-type="string">
            <text:p>RandomForestClassifier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0" calcext:value-type="float">
            <text:p>30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975369458128079" calcext:value-type="float">
            <text:p>0.975369458128079</text:p>
          </table:table-cell>
          <table:table-cell office:value-type="float" office:value="0.958952583156405" calcext:value-type="float">
            <text:p>0.958952583156405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113074204947" calcext:value-type="float">
            <text:p>0.96113074204947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0.930348258706468" calcext:value-type="float">
            <text:p>0.930348258706468</text:p>
          </table:table-cell>
          <table:table-cell office:value-type="float" office:value="0.956890459363958" calcext:value-type="float">
            <text:p>0.956890459363958</text:p>
          </table:table-cell>
          <table:table-cell office:value-type="float" office:value="1.55224524625871" calcext:value-type="float">
            <text:p>1.55224524625871</text:p>
          </table:table-cell>
          <table:table-cell office:value-type="float" office:value="1.04849097535915" calcext:value-type="float">
            <text:p>1.04849097535915</text:p>
          </table:table-cell>
          <table:table-cell office:value-type="float" office:value="0.0227935601007571" calcext:value-type="float">
            <text:p>0.022793560100757</text:p>
          </table:table-cell>
          <table:table-cell office:value-type="float" office:value="0.00301675853503026" calcext:value-type="float">
            <text:p>0.00301675853503</text:p>
          </table:table-cell>
        </table:table-row>
      </table:table>
      <table:named-expressions/>
      <table:database-ranges>
        <table:database-range table:name="__Anonymous_Sheet_DB__0" table:target-range-address="search_results.A1:search_results.AF31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7:49:01.392815054</dc:date>
    <meta:editing-duration>PT8M42S</meta:editing-duration>
    <meta:editing-cycles>1</meta:editing-cycles>
    <meta:document-statistic meta:table-count="1" meta:cell-count="982" meta:object-count="0"/>
    <meta:generator>LibreOffice/5.2.7.2$Linux_X86_64 LibreOffice_project/20m0$Build-2</meta:generator>
  </office:meta>
</office:document-meta>
</file>